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c6c72f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officeooo:paragraph-rsid="00931601"/>
    </style:style>
    <style:style style:name="P83" style:family="paragraph" style:parent-style-name="Standard">
      <style:paragraph-properties fo:text-align="start" style:justify-single-word="false"/>
      <style:text-properties officeooo:paragraph-rsid="0063a4d7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2" style:family="text">
      <style:text-properties fo:color="#c9211e" loext:opacity="100%" style:font-name="Futura Std Condensed" officeooo:rsid="0035b9c5"/>
    </style:style>
    <style:style style:name="T43" style:family="text">
      <style:text-properties fo:color="#c9211e" loext:opacity="100%" style:font-name="Futura Std Condensed" officeooo:rsid="003e9bc7"/>
    </style:style>
    <style:style style:name="T44" style:family="text">
      <style:text-properties fo:color="#c9211e" loext:opacity="100%" style:font-name="Futura Std Condensed" officeooo:rsid="0043e337"/>
    </style:style>
    <style:style style:name="T45" style:family="text">
      <style:text-properties fo:color="#c9211e" loext:opacity="100%" style:font-name="Futura Std Condensed" officeooo:rsid="0048922a"/>
    </style:style>
    <style:style style:name="T46" style:family="text">
      <style:text-properties fo:color="#c9211e" loext:opacity="100%" style:font-name="Futura Std Condensed" officeooo:rsid="004b5574"/>
    </style:style>
    <style:style style:name="T47" style:family="text">
      <style:text-properties fo:color="#c9211e" loext:opacity="100%" style:font-name="Futura Std Condensed" officeooo:rsid="004e68bd"/>
    </style:style>
    <style:style style:name="T48" style:family="text">
      <style:text-properties fo:color="#c9211e" loext:opacity="100%" style:font-name="Futura Std Condensed" officeooo:rsid="004f4fd7"/>
    </style:style>
    <style:style style:name="T49" style:family="text">
      <style:text-properties fo:color="#c9211e" loext:opacity="100%" style:font-name="Futura Std Condensed" officeooo:rsid="00509422"/>
    </style:style>
    <style:style style:name="T50" style:family="text">
      <style:text-properties fo:color="#c9211e" loext:opacity="100%" style:font-name="Futura Std Condensed" officeooo:rsid="005170e5"/>
    </style:style>
    <style:style style:name="T51" style:family="text">
      <style:text-properties fo:color="#c9211e" loext:opacity="100%" style:font-name="Futura Std Condensed" officeooo:rsid="00530c9e"/>
    </style:style>
    <style:style style:name="T52" style:family="text">
      <style:text-properties fo:color="#c9211e" loext:opacity="100%" style:font-name="Futura Std Condensed" officeooo:rsid="0058a901"/>
    </style:style>
    <style:style style:name="T53" style:family="text">
      <style:text-properties fo:color="#c9211e" loext:opacity="100%" style:font-name="Futura Std Condensed" officeooo:rsid="005a6b4c"/>
    </style:style>
    <style:style style:name="T54" style:family="text">
      <style:text-properties fo:color="#c9211e" loext:opacity="100%" style:font-name="Futura Std Condensed" officeooo:rsid="005ac6ad"/>
    </style:style>
    <style:style style:name="T55" style:family="text">
      <style:text-properties fo:color="#c9211e" loext:opacity="100%" style:font-name="Futura Std Condensed" officeooo:rsid="005ad40e"/>
    </style:style>
    <style:style style:name="T56" style:family="text">
      <style:text-properties fo:color="#c9211e" loext:opacity="100%" style:font-name="Futura Std Condensed" officeooo:rsid="005b5999"/>
    </style:style>
    <style:style style:name="T57" style:family="text">
      <style:text-properties fo:color="#c9211e" loext:opacity="100%" style:font-name="Futura Std Condensed" officeooo:rsid="005c7fa8"/>
    </style:style>
    <style:style style:name="T58" style:family="text">
      <style:text-properties fo:color="#c9211e" loext:opacity="100%" style:font-name="Futura Std Condensed" officeooo:rsid="005d8a45"/>
    </style:style>
    <style:style style:name="T59" style:family="text">
      <style:text-properties fo:color="#c9211e" loext:opacity="100%" style:font-name="Futura Std Condensed" officeooo:rsid="00608b0f"/>
    </style:style>
    <style:style style:name="T60" style:family="text">
      <style:text-properties fo:color="#c9211e" loext:opacity="100%" style:font-name="Futura Std Condensed" officeooo:rsid="0061e677"/>
    </style:style>
    <style:style style:name="T61" style:family="text">
      <style:text-properties fo:color="#c9211e" loext:opacity="100%" style:font-name="Futura Std Condensed" officeooo:rsid="0069a474"/>
    </style:style>
    <style:style style:name="T62" style:family="text">
      <style:text-properties fo:color="#c9211e" loext:opacity="100%" style:font-name="Futura Std Condensed" officeooo:rsid="00757a7e"/>
    </style:style>
    <style:style style:name="T63" style:family="text">
      <style:text-properties fo:color="#c9211e" loext:opacity="100%" style:font-name="Futura Std Condensed" officeooo:rsid="00811ecb"/>
    </style:style>
    <style:style style:name="T64" style:family="text">
      <style:text-properties fo:color="#c9211e" loext:opacity="100%" style:font-name="Futura Std Condensed" officeooo:rsid="0082b1fc"/>
    </style:style>
    <style:style style:name="T65" style:family="text">
      <style:text-properties fo:color="#c9211e" loext:opacity="100%" style:font-name="Futura Std Condensed" officeooo:rsid="008bfe80"/>
    </style:style>
    <style:style style:name="T66" style:family="text">
      <style:text-properties fo:color="#c9211e" loext:opacity="100%" style:font-name="Futura Std Condensed" officeooo:rsid="007dbde0"/>
    </style:style>
    <style:style style:name="T67" style:family="text">
      <style:text-properties fo:color="#c9211e" loext:opacity="100%" style:font-name="Futura Std Condensed" officeooo:rsid="007f1654"/>
    </style:style>
    <style:style style:name="T68" style:family="text">
      <style:text-properties fo:color="#c9211e" loext:opacity="100%" style:font-name="Futura Std Condensed" officeooo:rsid="0081581d"/>
    </style:style>
    <style:style style:name="T69" style:family="text">
      <style:text-properties fo:color="#c9211e" loext:opacity="100%" style:font-name="Futura Std Condensed" officeooo:rsid="008f955d"/>
    </style:style>
    <style:style style:name="T70" style:family="text">
      <style:text-properties fo:color="#c9211e" loext:opacity="100%" style:font-name="Futura Std Condensed" officeooo:rsid="009437be"/>
    </style:style>
    <style:style style:name="T71" style:family="text">
      <style:text-properties fo:color="#c9211e" loext:opacity="100%" style:font-name="Futura Std Condensed" officeooo:rsid="0096314b"/>
    </style:style>
    <style:style style:name="T72" style:family="text">
      <style:text-properties fo:color="#c9211e" loext:opacity="100%" style:font-name="Futura Std Condensed" officeooo:rsid="0099caad"/>
    </style:style>
    <style:style style:name="T73" style:family="text">
      <style:text-properties fo:color="#c9211e" loext:opacity="100%" style:font-name="Futura Std Condensed" officeooo:rsid="009baf7e"/>
    </style:style>
    <style:style style:name="T74" style:family="text">
      <style:text-properties fo:color="#c9211e" loext:opacity="100%" style:font-name="Futura Std Condensed" officeooo:rsid="009cb617"/>
    </style:style>
    <style:style style:name="T75" style:family="text">
      <style:text-properties fo:color="#c9211e" loext:opacity="100%" style:font-name="Futura Std Condensed" officeooo:rsid="00a0f062"/>
    </style:style>
    <style:style style:name="T76" style:family="text">
      <style:text-properties fo:color="#c9211e" loext:opacity="100%" style:font-name="Futura Std Condensed" officeooo:rsid="00a14b40"/>
    </style:style>
    <style:style style:name="T77" style:family="text">
      <style:text-properties fo:color="#c9211e" loext:opacity="100%" style:font-name="Futura Std Condensed" officeooo:rsid="00a27b36"/>
    </style:style>
    <style:style style:name="T78" style:family="text">
      <style:text-properties fo:color="#c9211e" loext:opacity="100%" style:font-name="Futura Std Condensed" style:text-underline-style="none" officeooo:rsid="00a9979f"/>
    </style:style>
    <style:style style:name="T79" style:family="text">
      <style:text-properties fo:color="#c9211e" loext:opacity="100%" style:font-name="Futura Std Condensed" officeooo:rsid="00abe24d"/>
    </style:style>
    <style:style style:name="T80" style:family="text">
      <style:text-properties fo:color="#c9211e" loext:opacity="100%" style:font-name="Futura Std Condensed" officeooo:rsid="00b3984f"/>
    </style:style>
    <style:style style:name="T81" style:family="text">
      <style:text-properties fo:color="#c9211e" loext:opacity="100%" style:font-name="Futura Std Condensed" officeooo:rsid="00b55d25"/>
    </style:style>
    <style:style style:name="T82" style:family="text">
      <style:text-properties fo:color="#c9211e" loext:opacity="100%" style:font-name="Futura Std Condensed" officeooo:rsid="00b7387a"/>
    </style:style>
    <style:style style:name="T83" style:family="text">
      <style:text-properties fo:color="#c9211e" loext:opacity="100%" style:font-name="Futura Std Condensed" officeooo:rsid="006ce0e1"/>
    </style:style>
    <style:style style:name="T84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5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6" style:family="text">
      <style:text-properties fo:color="#c9211e" loext:opacity="100%" officeooo:rsid="0051c2f4"/>
    </style:style>
    <style:style style:name="T87" style:family="text">
      <style:text-properties fo:color="#c9211e" loext:opacity="100%" style:text-underline-style="solid" style:text-underline-width="auto" style:text-underline-color="font-color" officeooo:rsid="0053acd1"/>
    </style:style>
    <style:style style:name="T88" style:family="text">
      <style:text-properties fo:color="#c9211e" loext:opacity="100%" style:text-underline-style="solid" style:text-underline-width="auto" style:text-underline-color="font-color" officeooo:rsid="005b5999"/>
    </style:style>
    <style:style style:name="T89" style:family="text">
      <style:text-properties fo:color="#c9211e" loext:opacity="100%" style:text-underline-style="solid" style:text-underline-width="auto" style:text-underline-color="font-color" officeooo:rsid="005f27d7"/>
    </style:style>
    <style:style style:name="T90" style:family="text">
      <style:text-properties fo:color="#c9211e" loext:opacity="100%" officeooo:rsid="0053acd1"/>
    </style:style>
    <style:style style:name="T91" style:family="text">
      <style:text-properties fo:color="#c9211e" loext:opacity="100%" officeooo:rsid="0013b1f0"/>
    </style:style>
    <style:style style:name="T92" style:family="text">
      <style:text-properties fo:color="#c9211e" loext:opacity="100%" officeooo:rsid="0014442c"/>
    </style:style>
    <style:style style:name="T93" style:family="text">
      <style:text-properties officeooo:rsid="001362f7"/>
    </style:style>
    <style:style style:name="T94" style:family="text">
      <style:text-properties fo:color="#000000" loext:opacity="100%"/>
    </style:style>
    <style:style style:name="T95" style:family="text">
      <style:text-properties fo:color="#000000" loext:opacity="100%" officeooo:rsid="000f8f6a"/>
    </style:style>
    <style:style style:name="T96" style:family="text">
      <style:text-properties fo:color="#000000" loext:opacity="100%" officeooo:rsid="001362f7"/>
    </style:style>
    <style:style style:name="T97" style:family="text">
      <style:text-properties fo:color="#000000" loext:opacity="100%" officeooo:rsid="0013b1f0"/>
    </style:style>
    <style:style style:name="T98" style:family="text">
      <style:text-properties fo:color="#000000" loext:opacity="100%" style:text-underline-style="solid" style:text-underline-width="auto" style:text-underline-color="font-color"/>
    </style:style>
    <style:style style:name="T99" style:family="text">
      <style:text-properties fo:color="#000000" loext:opacity="100%" style:text-underline-style="solid" style:text-underline-width="auto" style:text-underline-color="font-color" officeooo:rsid="0013b1f0"/>
    </style:style>
    <style:style style:name="T100" style:family="text">
      <style:text-properties fo:color="#000000" loext:opacity="100%" style:text-underline-style="solid" style:text-underline-width="auto" style:text-underline-color="font-color" officeooo:rsid="00271d54"/>
    </style:style>
    <style:style style:name="T101" style:family="text">
      <style:text-properties fo:color="#000000" loext:opacity="100%" style:text-underline-style="solid" style:text-underline-width="auto" style:text-underline-color="font-color" officeooo:rsid="002f6e18"/>
    </style:style>
    <style:style style:name="T102" style:family="text">
      <style:text-properties fo:color="#000000" loext:opacity="100%" style:text-underline-style="solid" style:text-underline-width="auto" style:text-underline-color="font-color" officeooo:rsid="001c6e04"/>
    </style:style>
    <style:style style:name="T103" style:family="text">
      <style:text-properties fo:color="#000000" loext:opacity="100%" style:text-underline-style="solid" style:text-underline-width="auto" style:text-underline-color="font-color" officeooo:rsid="004ffb0c"/>
    </style:style>
    <style:style style:name="T104" style:family="text">
      <style:text-properties fo:color="#000000" loext:opacity="100%" style:text-underline-style="solid" style:text-underline-width="auto" style:text-underline-color="font-color" officeooo:rsid="002b15d7"/>
    </style:style>
    <style:style style:name="T105" style:family="text">
      <style:text-properties fo:color="#000000" loext:opacity="100%" style:text-underline-style="solid" style:text-underline-width="auto" style:text-underline-color="font-color" officeooo:rsid="005ac6ad"/>
    </style:style>
    <style:style style:name="T106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7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8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9" style:family="text">
      <style:text-properties fo:color="#000000" loext:opacity="100%" style:text-underline-style="solid" style:text-underline-width="auto" style:text-underline-color="font-color" officeooo:rsid="008b52c7"/>
    </style:style>
    <style:style style:name="T110" style:family="text">
      <style:text-properties fo:color="#000000" loext:opacity="100%" style:text-underline-style="solid" style:text-underline-width="auto" style:text-underline-color="font-color" officeooo:rsid="0058a901"/>
    </style:style>
    <style:style style:name="T111" style:family="text">
      <style:text-properties fo:color="#000000" loext:opacity="100%" style:text-underline-style="solid" style:text-underline-width="auto" style:text-underline-color="font-color" officeooo:rsid="0030d81e"/>
    </style:style>
    <style:style style:name="T112" style:family="text">
      <style:text-properties fo:color="#000000" loext:opacity="100%" style:text-underline-style="solid" style:text-underline-width="auto" style:text-underline-color="font-color" officeooo:rsid="00ba16c9"/>
    </style:style>
    <style:style style:name="T113" style:family="text">
      <style:text-properties fo:color="#000000" loext:opacity="100%" officeooo:rsid="0014442c"/>
    </style:style>
    <style:style style:name="T114" style:family="text">
      <style:text-properties fo:color="#000000" loext:opacity="100%" officeooo:rsid="0018b4d5"/>
    </style:style>
    <style:style style:name="T115" style:family="text">
      <style:text-properties fo:color="#000000" loext:opacity="100%" style:font-name="Futura Std Condensed Light1"/>
    </style:style>
    <style:style style:name="T116" style:family="text">
      <style:text-properties fo:color="#000000" loext:opacity="100%" style:font-name="Futura Std Condensed Light1" officeooo:rsid="0035b9c5"/>
    </style:style>
    <style:style style:name="T117" style:family="text">
      <style:text-properties fo:color="#000000" loext:opacity="100%" style:font-name="Futura Std Condensed Light1" officeooo:rsid="0057759a"/>
    </style:style>
    <style:style style:name="T118" style:family="text">
      <style:text-properties fo:color="#000000" loext:opacity="100%" style:font-name="Futura Std Condensed Light1" officeooo:rsid="0051c2f4"/>
    </style:style>
    <style:style style:name="T119" style:family="text">
      <style:text-properties fo:color="#000000" loext:opacity="100%" style:font-name="Futura Std Condensed Light1" officeooo:rsid="00525e1c"/>
    </style:style>
    <style:style style:name="T120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21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22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23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24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25" style:family="text">
      <style:text-properties fo:color="#000000" loext:opacity="100%" style:font-name="Futura Std Condensed Light1" fo:font-size="16pt" fo:language="en" fo:country="US" style:text-underline-style="none" officeooo:rsid="00be3a03" style:font-size-asian="16pt" style:font-size-complex="16pt"/>
    </style:style>
    <style:style style:name="T126" style:family="text">
      <style:text-properties fo:color="#000000" loext:opacity="100%" style:font-name="Futura Std Condensed Light1" officeooo:rsid="009437be"/>
    </style:style>
    <style:style style:name="T127" style:family="text">
      <style:text-properties fo:color="#000000" loext:opacity="100%" style:font-name="Futura Std Condensed Light1" officeooo:rsid="00ad72a6"/>
    </style:style>
    <style:style style:name="T128" style:family="text">
      <style:text-properties fo:color="#000000" loext:opacity="100%" style:font-name="Futura Std Condensed Light1" officeooo:rsid="00ae7c16"/>
    </style:style>
    <style:style style:name="T129" style:family="text">
      <style:text-properties fo:color="#000000" loext:opacity="100%" style:font-name="Futura Std Condensed Light1" officeooo:rsid="00b3984f"/>
    </style:style>
    <style:style style:name="T130" style:family="text">
      <style:text-properties fo:color="#000000" loext:opacity="100%" style:font-name="Futura Std Condensed Light1" officeooo:rsid="00b55d25"/>
    </style:style>
    <style:style style:name="T131" style:family="text">
      <style:text-properties fo:color="#000000" loext:opacity="100%" style:font-name="Futura Std Condensed Light1" officeooo:rsid="00c84595"/>
    </style:style>
    <style:style style:name="T132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33" style:family="text">
      <style:text-properties fo:color="#000000" loext:opacity="100%" officeooo:rsid="00271d54"/>
    </style:style>
    <style:style style:name="T134" style:family="text">
      <style:text-properties fo:color="#000000" loext:opacity="100%" officeooo:rsid="002b15d7"/>
    </style:style>
    <style:style style:name="T135" style:family="text">
      <style:text-properties fo:color="#000000" loext:opacity="100%" officeooo:rsid="002c96b5"/>
    </style:style>
    <style:style style:name="T136" style:family="text">
      <style:text-properties fo:color="#000000" loext:opacity="100%" officeooo:rsid="002f6e18"/>
    </style:style>
    <style:style style:name="T137" style:family="text">
      <style:text-properties fo:color="#000000" loext:opacity="100%" officeooo:rsid="0031047f"/>
    </style:style>
    <style:style style:name="T138" style:family="text">
      <style:text-properties fo:color="#000000" loext:opacity="100%" officeooo:rsid="00386cd6"/>
    </style:style>
    <style:style style:name="T139" style:family="text">
      <style:text-properties fo:color="#000000" loext:opacity="100%" officeooo:rsid="00425146"/>
    </style:style>
    <style:style style:name="T140" style:family="text">
      <style:text-properties fo:color="#000000" loext:opacity="100%" officeooo:rsid="004f4fd7"/>
    </style:style>
    <style:style style:name="T141" style:family="text">
      <style:text-properties fo:color="#000000" loext:opacity="100%" officeooo:rsid="00530c9e"/>
    </style:style>
    <style:style style:name="T142" style:family="text">
      <style:text-properties fo:color="#000000" loext:opacity="100%" officeooo:rsid="0053acd1"/>
    </style:style>
    <style:style style:name="T143" style:family="text">
      <style:text-properties fo:color="#000000" loext:opacity="100%" officeooo:rsid="001d91d9"/>
    </style:style>
    <style:style style:name="T144" style:family="text">
      <style:text-properties fo:color="#000000" loext:opacity="100%" officeooo:rsid="001c6e04"/>
    </style:style>
    <style:style style:name="T145" style:family="text">
      <style:text-properties fo:color="#000000" loext:opacity="100%" officeooo:rsid="001ec6f4"/>
    </style:style>
    <style:style style:name="T146" style:family="text">
      <style:text-properties fo:color="#000000" loext:opacity="100%" officeooo:rsid="0021ae3f"/>
    </style:style>
    <style:style style:name="T147" style:family="text">
      <style:text-properties fo:color="#000000" loext:opacity="100%" officeooo:rsid="005ac6ad"/>
    </style:style>
    <style:style style:name="T148" style:family="text">
      <style:text-properties fo:color="#000000" loext:opacity="100%" officeooo:rsid="005ad40e"/>
    </style:style>
    <style:style style:name="T149" style:family="text">
      <style:text-properties fo:color="#000000" loext:opacity="100%" officeooo:rsid="005b5999"/>
    </style:style>
    <style:style style:name="T150" style:family="text">
      <style:text-properties fo:color="#000000" loext:opacity="100%" style:font-name="Futura Std Condensed"/>
    </style:style>
    <style:style style:name="T151" style:family="text">
      <style:text-properties fo:color="#000000" loext:opacity="100%" style:font-name="Futura Std Condensed" officeooo:rsid="002f6e18"/>
    </style:style>
    <style:style style:name="T152" style:family="text">
      <style:text-properties fo:color="#000000" loext:opacity="100%" style:font-name="Futura Std Condensed" officeooo:rsid="009437be"/>
    </style:style>
    <style:style style:name="T153" style:family="text">
      <style:text-properties fo:color="#000000" loext:opacity="100%" officeooo:rsid="008616df"/>
    </style:style>
    <style:style style:name="T154" style:family="text">
      <style:text-properties fo:color="#000000" loext:opacity="100%" officeooo:rsid="00880d2b"/>
    </style:style>
    <style:style style:name="T155" style:family="text">
      <style:text-properties fo:color="#000000" loext:opacity="100%" officeooo:rsid="0018c4ea"/>
    </style:style>
    <style:style style:name="T156" style:family="text">
      <style:text-properties fo:color="#000000" loext:opacity="100%" style:text-underline-style="none" officeooo:rsid="0013b1f0"/>
    </style:style>
    <style:style style:name="T157" style:family="text">
      <style:text-properties fo:color="#000000" loext:opacity="100%" style:text-underline-style="none" officeooo:rsid="000f8f6a"/>
    </style:style>
    <style:style style:name="T158" style:family="text">
      <style:text-properties fo:color="#000000" loext:opacity="100%" style:text-underline-style="none" officeooo:rsid="00271d54"/>
    </style:style>
    <style:style style:name="T159" style:family="text">
      <style:text-properties fo:color="#000000" loext:opacity="100%" officeooo:rsid="008b52c7"/>
    </style:style>
    <style:style style:name="T160" style:family="text">
      <style:text-properties fo:color="#000000" loext:opacity="100%" officeooo:rsid="008cab49"/>
    </style:style>
    <style:style style:name="T161" style:family="text">
      <style:text-properties fo:color="#000000" loext:opacity="100%" officeooo:rsid="008e084b"/>
    </style:style>
    <style:style style:name="T162" style:family="text">
      <style:text-properties fo:color="#000000" loext:opacity="100%" officeooo:rsid="007dbde0"/>
    </style:style>
    <style:style style:name="T163" style:family="text">
      <style:text-properties fo:color="#000000" loext:opacity="100%" officeooo:rsid="0081581d"/>
    </style:style>
    <style:style style:name="T164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65" style:family="text">
      <style:text-properties fo:color="#000000" loext:opacity="100%" officeooo:rsid="0097a307"/>
    </style:style>
    <style:style style:name="T166" style:family="text">
      <style:text-properties fo:color="#000000" loext:opacity="100%" officeooo:rsid="009cb617"/>
    </style:style>
    <style:style style:name="T167" style:family="text">
      <style:text-properties fo:color="#000000" loext:opacity="100%" officeooo:rsid="0058a901"/>
    </style:style>
    <style:style style:name="T168" style:family="text">
      <style:text-properties fo:color="#000000" loext:opacity="100%" officeooo:rsid="00a27b36"/>
    </style:style>
    <style:style style:name="T169" style:family="text">
      <style:text-properties fo:color="#000000" loext:opacity="100%" officeooo:rsid="00a46215"/>
    </style:style>
    <style:style style:name="T170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71" style:family="text">
      <style:text-properties fo:color="#000000" loext:opacity="100%" officeooo:rsid="004190e1"/>
    </style:style>
    <style:style style:name="T172" style:family="text">
      <style:text-properties fo:color="#000000" loext:opacity="100%" officeooo:rsid="006a92be"/>
    </style:style>
    <style:style style:name="T173" style:family="text">
      <style:text-properties fo:color="#000000" loext:opacity="100%" officeooo:rsid="00c84595"/>
    </style:style>
    <style:style style:name="T174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75" style:family="text">
      <style:text-properties fo:color="#000000" loext:opacity="100%" style:font-name="Futura Std Condensed Light1" fo:font-size="16pt" fo:language="en" fo:country="US" style:text-underline-style="none" officeooo:rsid="00be3a03" style:font-size-asian="16pt" style:font-size-complex="16pt"/>
    </style:style>
    <style:style style:name="T176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77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78" style:family="text">
      <style:text-properties officeooo:rsid="0013b1f0"/>
    </style:style>
    <style:style style:name="T179" style:family="text">
      <style:text-properties style:text-underline-style="solid" style:text-underline-width="auto" style:text-underline-color="font-color" officeooo:rsid="0013b1f0"/>
    </style:style>
    <style:style style:name="T180" style:family="text">
      <style:text-properties style:text-underline-style="solid" style:text-underline-width="auto" style:text-underline-color="font-color" officeooo:rsid="001362f7"/>
    </style:style>
    <style:style style:name="T181" style:family="text">
      <style:text-properties style:text-underline-style="solid" style:text-underline-width="auto" style:text-underline-color="font-color" officeooo:rsid="000f8f6a"/>
    </style:style>
    <style:style style:name="T182" style:family="text">
      <style:text-properties style:text-underline-style="solid" style:text-underline-width="auto" style:text-underline-color="font-color" officeooo:rsid="0018c4ea"/>
    </style:style>
    <style:style style:name="T183" style:family="text">
      <style:text-properties style:text-underline-style="solid" style:text-underline-width="auto" style:text-underline-color="font-color" officeooo:rsid="00509422"/>
    </style:style>
    <style:style style:name="T184" style:family="text">
      <style:text-properties style:text-underline-style="solid" style:text-underline-width="auto" style:text-underline-color="font-color" officeooo:rsid="0085f838"/>
    </style:style>
    <style:style style:name="T185" style:family="text">
      <style:text-properties style:text-underline-style="solid" style:text-underline-width="auto" style:text-underline-color="font-color" officeooo:rsid="00880d2b"/>
    </style:style>
    <style:style style:name="T186" style:family="text">
      <style:text-properties style:text-underline-style="solid" style:text-underline-width="auto" style:text-underline-color="font-color" officeooo:rsid="0089ae28"/>
    </style:style>
    <style:style style:name="T187" style:family="text">
      <style:text-properties style:text-underline-style="solid" style:text-underline-width="auto" style:text-underline-color="font-color" officeooo:rsid="008b52c7"/>
    </style:style>
    <style:style style:name="T188" style:family="text">
      <style:text-properties style:text-underline-style="solid" style:text-underline-width="auto" style:text-underline-color="font-color" officeooo:rsid="0097a307"/>
    </style:style>
    <style:style style:name="T189" style:family="text">
      <style:text-properties style:text-underline-style="solid" style:text-underline-width="auto" style:text-underline-color="font-color" officeooo:rsid="00ba16c9"/>
    </style:style>
    <style:style style:name="T190" style:family="text">
      <style:text-properties style:text-underline-style="solid" style:text-underline-width="auto" style:text-underline-color="font-color" officeooo:rsid="00c58f5c"/>
    </style:style>
    <style:style style:name="T191" style:family="text">
      <style:text-properties style:text-underline-style="solid" style:text-underline-width="auto" style:text-underline-color="font-color" officeooo:rsid="00c8527a"/>
    </style:style>
    <style:style style:name="T192" style:family="text">
      <style:text-properties style:text-underline-style="none"/>
    </style:style>
    <style:style style:name="T193" style:family="text">
      <style:text-properties style:text-underline-style="none" officeooo:rsid="001362f7"/>
    </style:style>
    <style:style style:name="T194" style:family="text">
      <style:text-properties style:text-underline-style="none" officeooo:rsid="0085f838"/>
    </style:style>
    <style:style style:name="T195" style:family="text">
      <style:text-properties officeooo:rsid="0014442c"/>
    </style:style>
    <style:style style:name="T196" style:family="text">
      <style:text-properties officeooo:rsid="00145467"/>
    </style:style>
    <style:style style:name="T197" style:family="text">
      <style:text-properties officeooo:rsid="00155c6b"/>
    </style:style>
    <style:style style:name="T198" style:family="text">
      <style:text-properties officeooo:rsid="0016dd90"/>
    </style:style>
    <style:style style:name="T199" style:family="text">
      <style:text-properties officeooo:rsid="0018c4ea"/>
    </style:style>
    <style:style style:name="T200" style:family="text">
      <style:text-properties officeooo:rsid="001a20db"/>
    </style:style>
    <style:style style:name="T201" style:family="text">
      <style:text-properties officeooo:rsid="001c6e04"/>
    </style:style>
    <style:style style:name="T202" style:family="text">
      <style:text-properties officeooo:rsid="001d91d9"/>
    </style:style>
    <style:style style:name="T203" style:family="text">
      <style:text-properties officeooo:rsid="001ec6f4"/>
    </style:style>
    <style:style style:name="T204" style:family="text">
      <style:text-properties officeooo:rsid="00202faa"/>
    </style:style>
    <style:style style:name="T205" style:family="text">
      <style:text-properties officeooo:rsid="002104e7"/>
    </style:style>
    <style:style style:name="T206" style:family="text">
      <style:text-properties officeooo:rsid="0023e611"/>
    </style:style>
    <style:style style:name="T207" style:family="text">
      <style:text-properties officeooo:rsid="00254600"/>
    </style:style>
    <style:style style:name="T208" style:family="text">
      <style:text-properties officeooo:rsid="002b15d7"/>
    </style:style>
    <style:style style:name="T209" style:family="text">
      <style:text-properties officeooo:rsid="002db9f0"/>
    </style:style>
    <style:style style:name="T210" style:family="text">
      <style:text-properties officeooo:rsid="002f6e18"/>
    </style:style>
    <style:style style:name="T211" style:family="text">
      <style:text-properties fo:color="#2a6099" loext:opacity="100%"/>
    </style:style>
    <style:style style:name="T212" style:family="text">
      <style:text-properties fo:color="#2a6099" loext:opacity="100%" style:font-name="Futura Std Condensed"/>
    </style:style>
    <style:style style:name="T213" style:family="text">
      <style:text-properties fo:color="#2a6099" loext:opacity="100%" officeooo:rsid="005b5999"/>
    </style:style>
    <style:style style:name="T214" style:family="text">
      <style:text-properties fo:color="#2a6099" loext:opacity="100%" officeooo:rsid="005d8a45"/>
    </style:style>
    <style:style style:name="T215" style:family="text">
      <style:text-properties fo:color="#2a6099" loext:opacity="100%" officeooo:rsid="0013b1f0"/>
    </style:style>
    <style:style style:name="T216" style:family="text">
      <style:text-properties fo:color="#2a6099" loext:opacity="100%" officeooo:rsid="007f1654"/>
    </style:style>
    <style:style style:name="T217" style:family="text">
      <style:text-properties fo:color="#2a6099" loext:opacity="100%" officeooo:rsid="00530c9e"/>
    </style:style>
    <style:style style:name="T218" style:family="text">
      <style:text-properties fo:color="#2a6099" loext:opacity="100%" officeooo:rsid="009437be"/>
    </style:style>
    <style:style style:name="T219" style:family="text">
      <style:text-properties fo:color="#2a6099" loext:opacity="100%" officeooo:rsid="009ecc90"/>
    </style:style>
    <style:style style:name="T220" style:family="text">
      <style:text-properties fo:color="#2a6099" loext:opacity="100%" officeooo:rsid="00a7cb89"/>
    </style:style>
    <style:style style:name="T221" style:family="text">
      <style:text-properties fo:color="#2a6099" loext:opacity="100%" style:font-name="Futura Std Condensed Light1" officeooo:rsid="00b55d25"/>
    </style:style>
    <style:style style:name="T222" style:family="text">
      <style:text-properties officeooo:rsid="0030d81e"/>
    </style:style>
    <style:style style:name="T223" style:family="text">
      <style:text-properties officeooo:rsid="0031047f"/>
    </style:style>
    <style:style style:name="T224" style:family="text">
      <style:text-properties officeooo:rsid="00324fc3"/>
    </style:style>
    <style:style style:name="T225" style:family="text">
      <style:text-properties officeooo:rsid="0035b9c5"/>
    </style:style>
    <style:style style:name="T226" style:family="text">
      <style:text-properties officeooo:rsid="003600f1"/>
    </style:style>
    <style:style style:name="T227" style:family="text">
      <style:text-properties style:font-name="Futura Std Condensed" officeooo:rsid="004190e1"/>
    </style:style>
    <style:style style:name="T228" style:family="text">
      <style:text-properties officeooo:rsid="004190e1"/>
    </style:style>
    <style:style style:name="T229" style:family="text">
      <style:text-properties officeooo:rsid="0048922a"/>
    </style:style>
    <style:style style:name="T230" style:family="text">
      <style:text-properties officeooo:rsid="002c96b5"/>
    </style:style>
    <style:style style:name="T231" style:family="text">
      <style:text-properties officeooo:rsid="004a78a6"/>
    </style:style>
    <style:style style:name="T232" style:family="text">
      <style:text-properties officeooo:rsid="004b5574"/>
    </style:style>
    <style:style style:name="T233" style:family="text">
      <style:text-properties officeooo:rsid="004e68bd"/>
    </style:style>
    <style:style style:name="T234" style:family="text">
      <style:text-properties officeooo:rsid="004f4fd7"/>
    </style:style>
    <style:style style:name="T235" style:family="text">
      <style:text-properties officeooo:rsid="004f7ac0"/>
    </style:style>
    <style:style style:name="T236" style:family="text">
      <style:text-properties officeooo:rsid="004ffb0c"/>
    </style:style>
    <style:style style:name="T237" style:family="text">
      <style:text-properties officeooo:rsid="00509422"/>
    </style:style>
    <style:style style:name="T238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39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40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41" style:family="text">
      <style:text-properties style:font-name="Futura Std Condensed Light1" fo:font-size="16pt" style:text-underline-style="none" officeooo:rsid="00c8527a" style:font-size-asian="16pt" style:font-size-complex="16pt"/>
    </style:style>
    <style:style style:name="T242" style:family="text">
      <style:text-properties officeooo:rsid="005170e5"/>
    </style:style>
    <style:style style:name="T243" style:family="text">
      <style:text-properties fo:color="#3465a4" loext:opacity="100%" style:font-name="Futura Std Condensed" officeooo:rsid="0057759a"/>
    </style:style>
    <style:style style:name="T244" style:family="text">
      <style:text-properties officeooo:rsid="00530c9e"/>
    </style:style>
    <style:style style:name="T245" style:family="text">
      <style:text-properties officeooo:rsid="005a3f3b"/>
    </style:style>
    <style:style style:name="T246" style:family="text">
      <style:text-properties officeooo:rsid="005ad40e"/>
    </style:style>
    <style:style style:name="T247" style:family="text">
      <style:text-properties officeooo:rsid="005b5999"/>
    </style:style>
    <style:style style:name="T248" style:family="text">
      <style:text-properties officeooo:rsid="005c7fa8"/>
    </style:style>
    <style:style style:name="T249" style:family="text">
      <style:text-properties officeooo:rsid="0058a901"/>
    </style:style>
    <style:style style:name="T250" style:family="text">
      <style:text-properties officeooo:rsid="005d8a45"/>
    </style:style>
    <style:style style:name="T251" style:family="text">
      <style:text-properties officeooo:rsid="00608b0f"/>
    </style:style>
    <style:style style:name="T252" style:family="text">
      <style:text-properties fo:font-size="16pt" style:text-underline-style="none" style:font-size-asian="16pt" style:font-size-complex="16pt"/>
    </style:style>
    <style:style style:name="T253" style:family="text">
      <style:text-properties fo:font-size="16pt" style:text-underline-style="none" officeooo:rsid="00c56511" style:font-size-asian="16pt" style:font-size-complex="16pt"/>
    </style:style>
    <style:style style:name="T254" style:family="text">
      <style:text-properties fo:font-size="16pt" style:font-size-asian="16pt" style:font-size-complex="16pt"/>
    </style:style>
    <style:style style:name="T255" style:family="text">
      <style:text-properties officeooo:rsid="006ff937"/>
    </style:style>
    <style:style style:name="T256" style:family="text">
      <style:text-properties style:font-name="Futura Std Condensed Light" fo:font-size="16pt" style:font-size-asian="16pt" style:font-size-complex="16pt"/>
    </style:style>
    <style:style style:name="T257" style:family="text">
      <style:text-properties style:font-name="Futura Std Condensed Light" fo:font-size="16pt" officeooo:rsid="0071cc19" style:font-size-asian="16pt" style:font-size-complex="16pt"/>
    </style:style>
    <style:style style:name="T258" style:family="text">
      <style:text-properties style:font-name="Futura Std Condensed Light" fo:font-size="18pt" officeooo:rsid="0071cc19" style:font-size-asian="18pt" style:font-size-complex="18pt"/>
    </style:style>
    <style:style style:name="T259" style:family="text">
      <style:text-properties officeooo:rsid="00757a7e"/>
    </style:style>
    <style:style style:name="T260" style:family="text">
      <style:text-properties officeooo:rsid="007cce26"/>
    </style:style>
    <style:style style:name="T261" style:family="text">
      <style:text-properties officeooo:rsid="007dbde0"/>
    </style:style>
    <style:style style:name="T262" style:family="text">
      <style:text-properties officeooo:rsid="007f1654"/>
    </style:style>
    <style:style style:name="T263" style:family="text">
      <style:text-properties officeooo:rsid="00811ecb"/>
    </style:style>
    <style:style style:name="T264" style:family="text">
      <style:text-properties officeooo:rsid="0081581d"/>
    </style:style>
    <style:style style:name="T265" style:family="text">
      <style:text-properties officeooo:rsid="0089ae28"/>
    </style:style>
    <style:style style:name="T266" style:family="text">
      <style:text-properties officeooo:rsid="008b52c7"/>
    </style:style>
    <style:style style:name="T267" style:family="text">
      <style:text-properties officeooo:rsid="008bfe80"/>
    </style:style>
    <style:style style:name="T268" style:family="text">
      <style:text-properties officeooo:rsid="008f955d"/>
    </style:style>
    <style:style style:name="T269" style:family="text">
      <style:text-properties officeooo:rsid="009437be"/>
    </style:style>
    <style:style style:name="T270" style:family="text">
      <style:text-properties officeooo:rsid="0096314b"/>
    </style:style>
    <style:style style:name="T271" style:family="text">
      <style:text-properties fo:color="#00a933" loext:opacity="100%" style:text-underline-style="solid" style:text-underline-width="auto" style:text-underline-color="font-color" officeooo:rsid="001a20db"/>
    </style:style>
    <style:style style:name="T272" style:family="text">
      <style:text-properties fo:color="#00a933" loext:opacity="100%" style:text-underline-style="solid" style:text-underline-width="auto" style:text-underline-color="font-color" officeooo:rsid="0089ae28"/>
    </style:style>
    <style:style style:name="T273" style:family="text">
      <style:text-properties fo:color="#00a933" loext:opacity="100%" style:text-underline-style="solid" style:text-underline-width="auto" style:text-underline-color="font-color" officeooo:rsid="008b52c7"/>
    </style:style>
    <style:style style:name="T274" style:family="text">
      <style:text-properties fo:color="#00a933" loext:opacity="100%" style:text-underline-style="solid" style:text-underline-width="auto" style:text-underline-color="font-color" officeooo:rsid="0018c4ea"/>
    </style:style>
    <style:style style:name="T275" style:family="text">
      <style:text-properties fo:color="#00a933" loext:opacity="100%" style:text-underline-style="solid" style:text-underline-width="auto" style:text-underline-color="font-color" officeooo:rsid="001362f7"/>
    </style:style>
    <style:style style:name="T276" style:family="text">
      <style:text-properties fo:color="#00a933" loext:opacity="100%" style:text-underline-style="solid" style:text-underline-width="auto" style:text-underline-color="font-color" officeooo:rsid="00c58f5c"/>
    </style:style>
    <style:style style:name="T277" style:family="text">
      <style:text-properties fo:color="#00a933" loext:opacity="100%" officeooo:rsid="0089ae28"/>
    </style:style>
    <style:style style:name="T278" style:family="text">
      <style:text-properties officeooo:rsid="0098f5b4"/>
    </style:style>
    <style:style style:name="T279" style:family="text">
      <style:text-properties officeooo:rsid="0099caad"/>
    </style:style>
    <style:style style:name="T280" style:family="text">
      <style:text-properties officeooo:rsid="009fe58a"/>
    </style:style>
    <style:style style:name="T281" style:family="text">
      <style:text-properties officeooo:rsid="00a0f062"/>
    </style:style>
    <style:style style:name="T282" style:family="text">
      <style:text-properties officeooo:rsid="00abe24d"/>
    </style:style>
    <style:style style:name="T283" style:family="text">
      <style:text-properties officeooo:rsid="00ab2570"/>
    </style:style>
    <style:style style:name="T284" style:family="text">
      <style:text-properties fo:color="#158466" loext:opacity="100%"/>
    </style:style>
    <style:style style:name="T285" style:family="text">
      <style:text-properties fo:color="#158466" loext:opacity="100%" officeooo:rsid="00ae7c16"/>
    </style:style>
    <style:style style:name="T286" style:family="text">
      <style:text-properties fo:color="#158466" loext:opacity="100%" style:font-name="Futura Std Condensed" officeooo:rsid="00b3984f"/>
    </style:style>
    <style:style style:name="T287" style:family="text">
      <style:text-properties officeooo:rsid="00b8d8fd"/>
    </style:style>
    <style:style style:name="T288" style:family="text">
      <style:text-properties fo:color="#808080" loext:opacity="100%" officeooo:rsid="00a7cb89"/>
    </style:style>
    <style:style style:name="T289" style:family="text">
      <style:text-properties fo:color="#808080" loext:opacity="100%" style:font-name="Futura Std Condensed" officeooo:rsid="00a46215"/>
    </style:style>
    <style:style style:name="T290" style:family="text">
      <style:text-properties fo:color="#808080" loext:opacity="100%" officeooo:rsid="00a46215"/>
    </style:style>
    <style:style style:name="T291" style:family="text">
      <style:text-properties fo:color="#808080" loext:opacity="100%" fo:font-weight="bold" officeooo:rsid="00a46215" style:font-weight-asian="bold" style:font-weight-complex="bold"/>
    </style:style>
    <style:style style:name="T292" style:family="text">
      <style:text-properties officeooo:rsid="00c28cba"/>
    </style:style>
    <style:style style:name="T293" style:family="text">
      <style:text-properties officeooo:rsid="00c3b924"/>
    </style:style>
    <style:style style:name="T294" style:family="text">
      <style:text-properties officeooo:rsid="00c56511"/>
    </style:style>
    <style:style style:name="T295" style:family="text">
      <style:text-properties officeooo:rsid="00c58f5c"/>
    </style:style>
    <style:style style:name="T296" style:family="text">
      <style:text-properties officeooo:rsid="00c84595"/>
    </style:style>
    <style:style style:name="T297" style:family="text">
      <style:text-properties style:font-name="Futura Std Condensed Light1"/>
    </style:style>
    <style:style style:name="T298" style:family="text">
      <style:text-properties style:font-name="Futura Std Condensed Light1" fo:font-size="18pt" style:font-size-asian="18pt" style:font-size-complex="18pt"/>
    </style:style>
    <style:style style:name="T299" style:family="text">
      <style:text-properties style:font-name="Futura Std Condensed Light1" fo:font-size="16pt" style:font-size-asian="16pt" style:font-size-complex="16pt"/>
    </style:style>
    <style:style style:name="T300" style:family="text">
      <style:text-properties officeooo:rsid="00c852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35">P</text:span><text:span text:style-name="T4">eaceful Alien</text:span> <text:span text:style-name="T278">l</text:span>and<text:span text:style-name="T3">s</text:span> in a Kindergarten. Kids are coming from everywhere. More and more. They tend to surround the <text:span text:style-name="T3">Alien</text:span> <text:span text:style-name="T233">a</text:span><text:span text:style-name="T4">nd they want “blood”! </text:span><text:span text:style-name="T209">Alien</text:span> has to avoid <text:span text:style-name="T1">kids</text:span> in order to survive. Everything’s seen through a surveillance<text:span text:style-name="T209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95">The game will be a</text:span><text:span text:style-name="T15"> </text:span><text:span text:style-name="T18">Top Down Shooter</text:span><text:span text:style-name="T114"> in </text:span><text:span text:style-name="T15">2D pixel art</text:span><text:span text:style-name="T195"> </text:span><text:span text:style-name="T205">style</text:span><text:span text:style-name="T195">.</text:span></text:p>
      <text:p text:style-name="P15"/>
      <text:p text:style-name="P15"><text:tab/>The game will<text:span text:style-name="T178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35">.</text:span></text:p>
      <text:p text:style-name="P15"/>
      <text:p text:style-name="P19"><text:tab/><text:span text:style-name="T30">1 difficulty level</text:span><text:span text:style-name="T135">.</text:span></text:p>
      <text:p text:style-name="P27"/>
      <text:p text:style-name="P27"><text:tab/><text:span text:style-name="T195">One</text:span> game last<text:span text:style-name="T203">s</text:span> <text:span text:style-name="T178">up to</text:span> <text:span text:style-name="T8">1 minute</text:span> (or a bit more <text:span text:style-name="T178">with luck as player will become “blind” at some point</text:span>). <text:span text:style-name="T236">Well. As long as the Alien can survive, the game isn’t over but considering that </text:span><text:span text:style-name="T245">after </text:span><text:span text:style-name="T236">about 1 minute, the screen </text:span><text:span text:style-name="T269">gets</text:span><text:span text:style-name="T236"> black, I don’t think the game will last very long </text:span><text:span text:style-name="T269">after that</text:span><text:span text:style-name="T236">...</text:span></text:p>
      <text:p text:style-name="P16"/>
      <text:p text:style-name="P16"><text:tab/><text:span text:style-name="T91">The only thing that will be recorded is </text:span><text:span text:style-name="T14">HOW LONG YOU SURVIVE</text:span><text:span text:style-name="T83">D</text:span><text:span text:style-name="T91">! (only the best </text:span><text:span text:style-name="T92">time</text:span><text:span text:style-name="T91">)</text:span><text:span text:style-name="T97">.</text:span><text:span text:style-name="T215"> </text:span><text:span text:style-name="T228">We’ll give the length of the game but</text:span><text:span text:style-name="T171"> </text:span><text:span text:style-name="T172">(</text:span><text:span text:style-name="T171">if it doesn’t break the record, then</text:span><text:span text:style-name="T172">)</text:span><text:span text:style-name="T171"> </text:span><text:span text:style-name="T228">“</text:span><text:span text:style-name="T227">it’ll be lost for ever like tears in the rain!</text:span><text:span text:style-name="T228">”</text:span></text:p>
      <text:p text:style-name="P16"/>
      <text:p text:style-name="P16"><text:tab/><text:span text:style-name="T14">Nothing to gather</text:span><text:span text:style-name="T178">: no bonus, </text:span><text:span text:style-name="T233">no health, </text:span><text:span text:style-name="T178">no money, no points, </text:span><text:span text:style-name="T195">no weapon, no armor, </text:span><text:span text:style-name="T178">no nothing!</text:span></text:p>
      <text:p text:style-name="P16"/>
      <text:p text:style-name="P16"><text:tab/><text:span text:style-name="T34">“</text:span><text:span text:style-name="T36">C</text:span><text:span text:style-name="T37">ontact” with</text:span><text:span text:style-name="T38"> </text:span><text:span text:style-name="T36">enemies</text:span><text:span text:style-name="T38"> </text:span><text:span text:style-name="T37">deals </text:span><text:span text:style-name="T36">no </text:span><text:span text:style-name="T37">damage, </text:span><text:span text:style-name="T39">only </text:span><text:span text:style-name="T40">physical attacks/</text:span><text:span text:style-name="T39">projectiles/</text:span><text:span text:style-name="T41">weapons</text:span><text:span text:style-name="T39"> do.</text:span></text:p>
      <text:p text:style-name="P16"/>
      <text:p text:style-name="P16"><text:span text:style-name="T44"><text:tab/></text:span><text:span text:style-name="T61">The Alien is invulnerable for the first 3 seconds </text:span><text:span text:style-name="T70">of the game (just in case)</text:span><text:span text:style-name="T61">!</text:span></text:p>
      <text:p text:style-name="P73"><text:span text:style-name="T281">The </text:span>Alien</text:p>
      <text:p text:style-name="P74"/>
      <text:p text:style-name="P86"><text:span text:style-name="T269">The</text:span> <text:span text:style-name="T269">A</text:span>lien<text:span text:style-name="T269">s</text:span> <text:span text:style-name="T269">have</text:span> <text:span text:style-name="T245">female </text:span>German old fashioned name<text:span text:style-name="T269">s</text:span> (only for fun): <text:span text:style-name="T269">the player’s Alien is called </text:span><text:span text:style-name="T70">Brünhild</text:span><text:span text:style-name="T269">, the other one at the teleportation desk is called </text:span><text:span text:style-name="T70">Gudrun</text:span><text:span text:style-name="T152"> </text:span><text:span text:style-name="T173">(Say hello to Scotty!)</text:span>!</text:p>
      <text:p text:style-name="P28"/>
      <text:p text:style-name="P80"><text:span text:style-name="T117">The </text:span><text:span text:style-name="T127">A</text:span><text:span text:style-name="T116">lien </text:span><text:span text:style-name="T126">has</text:span><text:span text:style-name="T225"> 1000 hit points (HP)</text:span><text:span text:style-name="T116">.</text:span></text:p>
      <text:p text:style-name="P30"/>
      <text:p text:style-name="P30"><text:tab/><text:span text:style-name="T269">The</text:span><text:span text:style-name="T206"> Alien has</text:span><text:span text:style-name="T4"> </text:span><text:span text:style-name="T9">1</text:span><text:span text:style-name="T8"> defensive </text:span><text:span text:style-name="T15">skill</text:span><text:span text:style-name="T113"> </text:span><text:span text:style-name="T160">to choose</text:span>:</text:p>
      <text:p text:style-name="P30"/>
      <text:p text:style-name="P32">- <text:span text:style-name="T8">Random teleportation</text:span><text:span text:style-name="T150"> </text:span><text:span text:style-name="T155">(</text:span><text:span text:style-name="T273">cooldown: 20 seconds</text:span><text:span text:style-name="T155">).</text:span></text:p>
      <text:p text:style-name="P32">- <text:span text:style-name="T8">Dash</text:span> <text:span text:style-name="T2">(</text:span><text:span text:style-name="T181">pass through </text:span><text:span text:style-name="T179">kids and attacks</text:span><text:span text:style-name="T156"> – </text:span><text:span text:style-name="T273">cooldown: 15 seconds</text:span><text:span text:style-name="T2">).</text:span></text:p>
      <text:p text:style-name="P32">- <text:span text:style-name="T8">Repulsive “</text:span><text:span text:style-name="T10">explosions”</text:span><text:span text:style-name="T95"> </text:span><text:span text:style-name="T96">(repulsive effect </text:span><text:span text:style-name="T97">only on kids </text:span><text:span text:style-name="T95">–</text:span><text:span text:style-name="T97"> </text:span><text:span text:style-name="T99">not the attacks</text:span><text:span text:style-name="T156"> – </text:span><text:span text:style-name="T273">cooldown: 10 seconds</text:span><text:span text:style-name="T96">).</text:span></text:p>
      <text:p text:style-name="P32">- <text:span text:style-name="T8">Freezing </text:span><text:span text:style-name="T11">“</text:span><text:span text:style-name="T49">shock wave”</text:span><text:span text:style-name="T12"> </text:span><text:span text:style-name="T96">(</text:span><text:span text:style-name="T107">Freezes nearby enemies for </text:span><text:span text:style-name="T108">4</text:span><text:span text:style-name="T107"> seconds</text:span><text:span text:style-name="T156"> </text:span><text:span text:style-name="T157">–</text:span><text:span text:style-name="T156"> </text:span><text:span text:style-name="T99">not the </text:span><text:span text:style-name="T109">missiles</text:span><text:span text:style-name="T156"> – </text:span><text:span text:style-name="T273">cooldown: 15 seconds</text:span><text:span text:style-name="T96">).</text:span></text:p>
      <text:p text:style-name="P30">- <text:span text:style-name="T13">Quick r</text:span><text:span text:style-name="T12">unner </text:span><text:span text:style-name="T96">(</text:span><text:span text:style-name="T165">runs</text:span><text:span text:style-name="T154"> 2</text:span><text:span text:style-name="T159">0</text:span><text:span text:style-name="T154">% faster – </text:span><text:span text:style-name="T275">permanent</text:span><text:span text:style-name="T96">).</text:span></text:p>
      <text:p text:style-name="P32">- <text:span text:style-name="T10">Force </text:span><text:span text:style-name="T49">f</text:span><text:span text:style-name="T10">ield</text:span><text:span text:style-name="T95"> </text:span><text:span text:style-name="T96">(repulsive effect </text:span><text:span text:style-name="T153">for </text:span><text:span text:style-name="T154">6</text:span><text:span text:style-name="T153"> seconds</text:span><text:span text:style-name="T97"> on </text:span><text:span text:style-name="T112">ranged attacks</text:span><text:span text:style-name="T156"> – </text:span><text:span text:style-name="T273">cooldown: 10 seconds</text:span><text:span text:style-name="T96">).</text:span></text:p>
      <text:p text:style-name="P35">- <text:span text:style-name="T10">Time stop </text:span><text:span text:style-name="T96">(affects </text:span><text:span text:style-name="T107">everything</text:span><text:span text:style-name="T170">(except shaders)</text:span><text:span text:style-name="T107"> for 3 seconds</text:span><text:span text:style-name="T156"> – </text:span><text:span text:style-name="T273">cooldown: 20 seconds</text:span><text:span text:style-name="T97">).</text:span></text:p>
      <text:p text:style-name="P32">- <text:span text:style-name="T13">Mirror images</text:span><text:span text:style-name="T93"> (</text:span><text:span text:style-name="T187">3</text:span><text:span text:style-name="T180"> </text:span><text:span text:style-name="T188">i</text:span><text:span text:style-name="T187">nvulnerable </text:span><text:span text:style-name="T185">copies </text:span><text:span text:style-name="T188">of the Alien</text:span><text:span text:style-name="T93"> start </text:span><text:span text:style-name="T267">running</text:span><text:span text:style-name="T93"> in random </text:span><text:span text:style-name="T178">opposite</text:span><text:span text:style-name="T93"> directions from the player attracting closest kids for </text:span><text:span text:style-name="T184">3</text:span><text:span text:style-name="T180"> seconds</text:span><text:span text:style-name="T193"> </text:span><text:span text:style-name="T194">then disappear</text:span><text:span text:style-name="T156"> – </text:span><text:span text:style-name="T273">cooldown: 1</text:span><text:span text:style-name="T276">5</text:span><text:span text:style-name="T273"> seconds</text:span><text:span text:style-name="T93">).</text:span></text:p>
      <text:p text:style-name="P30">- <text:span text:style-name="T19">Dodger</text:span><text:span text:style-name="T199"> (hit box </text:span><text:span text:style-name="T234">size </text:span><text:span text:style-name="T199">reduced</text:span><text:span text:style-name="T96"> </text:span><text:span text:style-name="T154">by 2</text:span><text:span text:style-name="T159">0</text:span><text:span text:style-name="T154">% </text:span><text:span text:style-name="T96">– </text:span><text:span text:style-name="T274">permanent</text:span><text:span text:style-name="T199">).</text:span></text:p>
      <text:p text:style-name="P32">- <text:span text:style-name="T19">Invisible</text:span><text:span text:style-name="T199"> (makes </text:span><text:span text:style-name="T182">enemies go away </text:span><text:span text:style-name="T186">as if the Alien wasn’t here</text:span><text:span text:style-name="T199"> for </text:span><text:span text:style-name="T295">4</text:span><text:span text:style-name="T199"> seconds</text:span><text:span text:style-name="T156"> – </text:span><text:span text:style-name="T273">cooldown: </text:span><text:span text:style-name="T276">20</text:span><text:span text:style-name="T273"> seconds</text:span><text:span text:style-name="T199">).</text:span></text:p>
      <text:p text:style-name="P32">- <text:span text:style-name="T19">Shield</text:span><text:span text:style-name="T199"> (</text:span><text:span text:style-name="T183">invulnerable to </text:span><text:span text:style-name="T189">hand-to-hand</text:span><text:span text:style-name="T186"> </text:span><text:span text:style-name="T183">attack</text:span><text:span text:style-name="T189">s</text:span><text:span text:style-name="T183"> </text:span><text:span text:style-name="T186"><text:s/>for </text:span><text:span text:style-name="T190">3</text:span><text:span text:style-name="T186"> seconds</text:span><text:span text:style-name="T156"> – </text:span><text:span text:style-name="T273">cooldown: 10 seconds</text:span><text:span text:style-name="T199">).</text:span></text:p>
      <text:p text:style-name="P38">- <text:span text:style-name="T8">Second life</text:span> (restart with <text:span text:style-name="T270">300 HP</text:span> from where the player and enemies were <text:span text:style-name="T260">just before the Alien died – </text:span><text:span text:style-name="T277">only 1 time</text:span>).</text:p>
      <text:p text:style-name="P30">- <text:span text:style-name="T19">Healthy</text:span><text:span text:style-name="T199"> (</text:span><text:span text:style-name="T234">2</text:span><text:span text:style-name="T266">0</text:span><text:span text:style-name="T234">% </text:span><text:span text:style-name="T199">more hit points – </text:span><text:span text:style-name="T272">permanent</text:span><text:span text:style-name="T199">).</text:span></text:p>
      <text:p text:style-name="P30">- <text:span text:style-name="T20">Regeneration</text:span><text:span text:style-name="T200"> (</text:span><text:span text:style-name="T270">5</text:span><text:span text:style-name="T265"> hp per second – </text:span><text:span text:style-name="T271">permanent</text:span><text:span text:style-name="T200">).</text:span></text:p>
      <text:p text:style-name="P30">- <text:span text:style-name="T21">Hand to hand </text:span><text:span text:style-name="T65">specialist</text:span><text:span text:style-name="T201"> (50% damage from short range but 200% damage from long range – </text:span><text:span text:style-name="T272">permanent</text:span><text:span text:style-name="T201">).</text:span></text:p>
      <text:p text:style-name="P32">- <text:span text:style-name="T21">Ranged </text:span><text:span text:style-name="T28">fighting </text:span><text:span text:style-name="T65">expert</text:span><text:span text:style-name="T201"> (50% damage from long range but 200% damage from short range – </text:span><text:span text:style-name="T272">permanent</text:span><text:span text:style-name="T201">).</text:span></text:p>
      <text:p text:style-name="P30">- <text:span text:style-name="T7">None! </text:span><text:span text:style-name="T160">(</text:span><text:span text:style-name="T161">yes!</text:span><text:span text:style-name="T160">)</text:span></text:p>
      <text:p text:style-name="P30"/>
      <text:p text:style-name="P30"><text:tab/><text:span text:style-name="T26">S</text:span><text:span text:style-name="T22">kill cooldown is shown by the sprite outline color</text:span><text:span text:style-name="T143"> </text:span><text:span text:style-name="T141">(red means not ready)</text:span><text:span text:style-name="T202">.</text:span></text:p>
      <text:p text:style-name="P34"><text:span text:style-name="T69"><text:tab/>Cooldown</text:span><text:span text:style-name="T268"> countdown </text:span><text:span text:style-name="T69">starts </text:span><text:span text:style-name="T70">red</text:span><text:span text:style-name="T268"> and </text:span><text:span text:style-name="T280">evolves to </text:span><text:span text:style-name="T69">turn black</text:span><text:span text:style-name="T268"> when </text:span><text:span text:style-name="T69">countdown is over</text:span><text:span text:style-name="T268">.</text:span></text:p>
      <text:p text:style-name="P33"><text:tab/><text:span text:style-name="T51">No HP shown on screen </text:span><text:span text:style-name="T217">(</text:span><text:span text:style-name="T218">we’ll eventually show that also with the outline turning blue</text:span><text:span text:style-name="T217">)</text:span><text:span text:style-name="T244">.</text:span></text:p>
      <text:p text:style-name="P33"><text:tab/><text:span text:style-name="T79">When hit, the Alien flashes white</text:span><text:span text:style-name="T282">.</text:span></text:p>
      <text:p text:style-name="P21"><text:tab/>Each <text:span text:style-name="T26">skill</text:span><text:span text:style-name="T8"> has </text:span><text:span text:style-name="T43">its own</text:span><text:span text:style-name="T8"> cooldown</text:span> (<text:span text:style-name="T178">duration</text:span> depending on the <text:span text:style-name="T195">skill</text:span>).</text:p>
      <text:p text:style-name="P5">Enemies</text:p>
      <text:p text:style-name="P3"/>
      <text:p text:style-name="P42"><text:tab/><text:span text:style-name="T196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96"> (</text:span><text:span text:style-name="T225">slow </text:span><text:span text:style-name="T196">medium ranged explosives </text:span><text:span text:style-name="T202">with small effect area</text:span><text:span text:style-name="T196">):</text:span></text:p>
      <text:p text:style-name="P42"><text:tab/><text:span text:style-name="T225">Alien loses </text:span><text:span text:style-name="T53">1</text:span><text:span text:style-name="T28">00 </text:span><text:span text:style-name="T42">HP</text:span><text:span text:style-name="T225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96"> (</text:span><text:span text:style-name="T225">quick s</text:span><text:span text:style-name="T222">hort </text:span><text:span text:style-name="T196">ranged </text:span><text:span text:style-name="T279">projectile</text:span><text:span text:style-name="T196">).</text:span></text:p>
      <text:p text:style-name="P43"><text:tab/><text:span text:style-name="T225">Alien loses </text:span><text:span text:style-name="T53">5</text:span><text:span text:style-name="T47">0</text:span><text:span text:style-name="T28"> </text:span><text:span text:style-name="T42">HP</text:span><text:span text:style-name="T225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96"> (</text:span><text:span text:style-name="T225">very quick </text:span><text:span text:style-name="T210">hand to hand</text:span><text:span text:style-name="T196"> attack).</text:span></text:p>
      <text:p text:style-name="P43"><text:tab/><text:span text:style-name="T225">Alien loses </text:span><text:span text:style-name="T53">25</text:span><text:span text:style-name="T28"> </text:span><text:span text:style-name="T42">HP</text:span><text:span text:style-name="T225"> when hit.</text:span></text:p>
      <text:p text:style-name="P43"/>
      <text:p text:style-name="P44">- <text:span text:style-name="T49">Crying </text:span><text:span text:style-name="T23">Kids</text:span><text:span text:style-name="T204"> </text:span><text:span text:style-name="T237">run randomly then stop to cry</text:span><text:span text:style-name="T204">. </text:span><text:span text:style-name="T237">If the Alien is close enough, kick him. </text:span><text:span text:style-name="T242">Resume routine.</text:span></text:p>
      <text:p text:style-name="P44"><text:tab/><text:span text:style-name="T225">Alien loses </text:span><text:span text:style-name="T53">75</text:span><text:span text:style-name="T28"> </text:span><text:span text:style-name="T42">HP</text:span><text:span text:style-name="T225"> </text:span><text:span text:style-name="T242">when hit</text:span><text:span text:style-name="T226">.</text:span></text:p>
      <text:p text:style-name="P43"/>
      <text:p text:style-name="P42">- <text:span text:style-name="T22">Vomiting </text:span><text:span text:style-name="T23">K</text:span><text:span text:style-name="T22">ids</text:span><text:span text:style-name="T202"> (</text:span><text:span text:style-name="T225">slow </text:span><text:span text:style-name="T202">long range attacks with large effect area). </text:span><text:span text:style-name="T242">Wandering, then vomiting somewhere there space for the puddle, then resuming… The vomit puddle generate an area that everybody’s running away from.</text:span></text:p>
      <text:p text:style-name="P44"><text:tab/><text:span text:style-name="T225">Alien loses </text:span><text:span text:style-name="T28">5</text:span><text:span text:style-name="T47">0</text:span><text:span text:style-name="T28"> </text:span><text:span text:style-name="T42">HP per second</text:span><text:span text:style-name="T225"> when walking in the vomit puddle until exiting it. </text:span><text:span text:style-name="T226">He also takes decreasing damages</text:span><text:span text:style-name="T242"> </text:span><text:span text:style-name="T226">for up to 2 seconds </text:span><text:span text:style-name="T242">(</text:span><text:span text:style-name="T50">25HP </text:span><text:span text:style-name="T53">the first second</text:span><text:span text:style-name="T50">, then 10HP</text:span><text:span text:style-name="T242">) </text:span><text:span text:style-name="T226">after exiting the area.</text:span></text:p>
      <text:p text:style-name="P42"/>
      <text:p text:style-name="P42">- <text:span text:style-name="T17">T</text:span><text:span text:style-name="T53">he t</text:span><text:span text:style-name="T8">eacher </text:span><text:span text:style-name="T288">(see </text:span><text:span text:style-name="T291">*1</text:span><text:span text:style-name="T290"> </text:span><text:span text:style-name="T288">below)</text:span><text:span text:style-name="T220"> </text:span><text:span text:style-name="T149">walk</text:span><text:span text:style-name="T94">ing randomly.</text:span> <text:span text:style-name="T247">When </text:span><text:span text:style-name="T197">close </text:span><text:span text:style-name="T247">enough </text:span><text:span text:style-name="T197">to the Alien </text:span><text:span text:style-name="T247">and kids involved in the fight,</text:span><text:span text:style-name="T197"> </text:span><text:span text:style-name="T247">starts running to </text:span>try to stop the mess <text:span text:style-name="T197">(</text:span><text:span text:style-name="T242">she</text:span><text:span text:style-name="T198"> </text:span><text:span text:style-name="T242">is an</text:span><text:span text:style-name="T198"> </text:span><text:span text:style-name="T197">obstacle: run</text:span><text:span text:style-name="T198">ning</text:span><text:span text:style-name="T197"> then stop</text:span><text:span text:style-name="T198">ping,</text:span><text:span text:style-name="T197"> trying to calm things down </text:span><text:span text:style-name="T231">staying between kid</text:span><text:span text:style-name="T242">s</text:span><text:span text:style-name="T231"> and Alien </text:span><text:span text:style-name="T197">then </text:span><text:span text:style-name="T229">going away and </text:span><text:span text:style-name="T231">finally </text:span><text:span text:style-name="T197">resum</text:span><text:span text:style-name="T231">ing</text:span><text:span text:style-name="T197">… </text:span><text:span text:style-name="T213">I don’t know if she should give up and go away for a while if a never ending fight happens </text:span><text:span text:style-name="T216">as it will for sure</text:span><text:span text:style-name="T197">).</text:span></text:p>
      <text:p text:style-name="P42"/>
      <text:p text:style-name="P50">----------</text:p>
      <text:p text:style-name="P42"/>
      <text:p text:style-name="P55">About “IA”, above is a very <text:span text:style-name="T287">basic</text:span> description of the enemy behaviors. In the Pac-Man game, one ghost aims at Pac-Man, another aims ahead of Pac-Man, the third has a random behavior and the fourth ghost tries <text:span text:style-name="T287">to reach Pac-Man when close enough</text:span>. <text:span text:style-name="T287">More or less. Maybe we could be inspired by these ideas for our kids.</text:span></text:p>
      <text:p text:style-name="P55"/>
      <text:p text:style-name="P56"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6">Technically</text:p>
      <text:p text:style-name="P75"/>
      <text:p text:style-name="P77"><text:span text:style-name="T192"><text:tab/></text:span><text:span text:style-name="T84">Animations at </text:span><text:span text:style-name="T85">3</text:span><text:span text:style-name="T84">s</text:span><text:span text:style-name="T238"> </text:span><text:span text:style-name="T239">(</text:span><text:span text:style-name="T240">just like Domestique Baston</text:span><text:span text:style-name="T239">).</text:span></text:p>
      <text:p text:style-name="P37"/>
      <text:p text:style-name="P36"><text:tab/><text:span text:style-name="T211">Every game </text:span><text:span text:style-name="T212">starts from a random point in the area</text:span><text:span text:style-name="T211">. Spawning points could possibly be established before hand. </text:span><text:span text:style-name="T219">If not the center of the map will be the starting point.</text:span></text:p>
      <text:p text:style-name="P36"/>
      <text:p text:style-name="P36"><text:tab/><text:span text:style-name="T29">Camera bug </text:span><text:span text:style-name="T45">effects</text:span><text:span text:style-name="T29"> </text:span><text:span text:style-name="T53">constantly evolve</text:span><text:span text:style-name="T29"> </text:span><text:span text:style-name="T63">up to the max </text:span><text:span text:style-name="T68">after 1 minute or so</text:span><text:span text:style-name="T264"> </text:span><text:span text:style-name="T248">and</text:span><text:span text:style-name="T207"> </text:span><text:span text:style-name="T29">the last effect (screen shutdown) always happen</text:span><text:span text:style-name="T57">s</text:span><text:span text:style-name="T29"> just after 1 minute </text:span><text:span text:style-name="T53">or a bit more… </text:span><text:span text:style-name="T63">But the game still goes on!</text:span></text:p>
      <text:p text:style-name="P29"/>
      <text:p text:style-name="P25"><text:tab/><text:span text:style-name="T24">A</text:span><text:span text:style-name="T8">lien</text:span> <text:span text:style-name="T210">and </text:span><text:span text:style-name="T33">Enemies</text:span><text:span text:style-name="T210"> </text:span><text:span text:style-name="T224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13">.</text:span></text:p>
      <text:p text:style-name="P69"/>
      <text:p text:style-name="P18"><text:span text:style-name="T113"><text:tab/></text:span><text:span text:style-name="T138">A</text:span><text:span text:style-name="T100">lien animations (</text:span><text:span text:style-name="T35">left</text:span><text:span text:style-name="T100"> and </text:span><text:span text:style-name="T35">right</text:span><text:span text:style-name="T100"> are </text:span><text:span text:style-name="T35">flopped animations</text:span><text:span text:style-name="T100">, </text:span><text:span text:style-name="T35">up/left</text:span><text:span text:style-name="T100"> and </text:span><text:span text:style-name="T35">up/right</text:span><text:span text:style-name="T100"> are </text:span><text:span text:style-name="T35">flopped animations</text:span><text:span text:style-name="T100"> and </text:span><text:span text:style-name="T35">down/left</text:span><text:span text:style-name="T100"> and </text:span><text:span text:style-name="T35">down/right</text:span><text:span text:style-name="T100"> are also </text:span><text:span text:style-name="T35">flopped animations</text:span><text:span text:style-name="T100">):</text:span></text:p>
      <text:p text:style-name="P17"><text:span text:style-name="T31"><text:tab/>8</text:span><text:span text:style-name="T30"> Move </text:span><text:span text:style-name="T49">(run) </text:span><text:span text:style-name="T30">direction</text:span><text:span text:style-name="T26">s</text:span></text:p>
      <text:p text:style-name="P17"><text:span text:style-name="T31"><text:tab/>8</text:span><text:span text:style-name="T243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0"/>
      <text:p text:style-name="P18"><text:span text:style-name="T134"><text:tab/></text:span><text:span text:style-name="T104">Enemies </text:span><text:span text:style-name="T106">(kids) </text:span><text:span text:style-name="T104">animations </text:span><text:span text:style-name="T100">(</text:span><text:span text:style-name="T35">left</text:span><text:span text:style-name="T100"> and </text:span><text:span text:style-name="T35">right</text:span><text:span text:style-name="T100"> are </text:span><text:span text:style-name="T35">flopped animations</text:span><text:span text:style-name="T100">, </text:span><text:span text:style-name="T35">up/left</text:span><text:span text:style-name="T100"> and </text:span><text:span text:style-name="T35">up/right</text:span><text:span text:style-name="T100"> are </text:span><text:span text:style-name="T35">flopped animations</text:span><text:span text:style-name="T100"> and </text:span><text:span text:style-name="T35">down/left</text:span><text:span text:style-name="T100"> and </text:span><text:span text:style-name="T35">down/right</text:span><text:span text:style-name="T100"> are also </text:span><text:span text:style-name="T35">flopped animations</text:span><text:span text:style-name="T100">):</text:span></text:p>
      <text:p text:style-name="P23"><text:span text:style-name="T133"><text:tab/></text:span><text:span text:style-name="T26">8 move </text:span><text:span text:style-name="T56">(run – vomiting and crying kids are walking) </text:span><text:span text:style-name="T26">directions</text:span></text:p>
      <text:p text:style-name="P79"><text:tab/>8 attack directions</text:p>
      <text:p text:style-name="P79"><text:tab/>8 Idle directions</text:p>
      <text:p text:style-name="P78"><text:span text:style-name="T5"><text:tab/>8 </text:span><text:span text:style-name="T86">waving</text:span><text:span text:style-name="T5"> directions </text:span><text:span text:style-name="T118">(when two kids face each other, they </text:span><text:span text:style-name="T119">forget about the Alien and </text:span><text:span text:style-name="T118">stop </text:span><text:span text:style-name="T119">running</text:span><text:span text:style-name="T118"> then wave at each other </text:span><text:span text:style-name="T119">for a couple of seconds </text:span><text:span text:style-name="T118">then resume moving)</text:span><text:span text:style-name="T86"> – </text:span><text:span text:style-name="T87">only </text:span><text:span text:style-name="T88">throwing booger </text:span><text:span text:style-name="T89">kids</text:span><text:span text:style-name="T88">, spitting </text:span><text:span text:style-name="T89">kids </text:span><text:span text:style-name="T88">and </text:span><text:span text:style-name="T87">kids </text:span><text:span text:style-name="T88">with sticks</text:span><text:span text:style-name="T90">.</text:span></text:p>
      <text:p text:style-name="P24"/>
      <text:p text:style-name="P25"><text:span text:style-name="T142"><text:tab/></text:span><text:span text:style-name="T105">Teacher </text:span><text:span text:style-name="T104">animations </text:span><text:span text:style-name="T100">(</text:span><text:span text:style-name="T35">left</text:span><text:span text:style-name="T100"> and </text:span><text:span text:style-name="T35">right</text:span><text:span text:style-name="T100"> are </text:span><text:span text:style-name="T35">flopped animations</text:span><text:span text:style-name="T100">, </text:span><text:span text:style-name="T35">up/left</text:span><text:span text:style-name="T100"> and </text:span><text:span text:style-name="T35">up/right</text:span><text:span text:style-name="T100"> are </text:span><text:span text:style-name="T35">flopped animations</text:span><text:span text:style-name="T100"> and </text:span><text:span text:style-name="T35">down/left</text:span><text:span text:style-name="T100"> and </text:span><text:span text:style-name="T35">down/right</text:span><text:span text:style-name="T100"> are also </text:span><text:span text:style-name="T35">flopped animations</text:span><text:span text:style-name="T100">):</text:span></text:p>
      <text:p text:style-name="P25"><text:span text:style-name="T158"><text:tab/></text:span><text:span text:style-name="T78">8 Idle directions</text:span></text:p>
      <text:p text:style-name="P22"><text:span text:style-name="T147"><text:tab/></text:span><text:span text:style-name="T26">8 </text:span><text:span text:style-name="T54">run</text:span><text:span text:style-name="T26"> directions</text:span></text:p>
      <text:p text:style-name="P39"><text:span text:style-name="T94"><text:tab/></text:span><text:span text:style-name="T26">8 “</text:span><text:span text:style-name="T54">stop fighting”</text:span><text:span text:style-name="T26"> directions</text:span></text:p>
      <text:p text:style-name="P39"/>
      <text:p text:style-name="P26"><text:span text:style-name="T101">Enem</text:span><text:span text:style-name="T106">y</text:span><text:span text:style-name="T101"> behavior</text:span><text:span text:style-name="T106">s</text:span><text:span text:style-name="T101">:</text:span></text:p>
      <text:p text:style-name="P71"/>
      <text:p text:style-name="P40"><text:soft-page-break/><text:span text:style-name="T94"><text:tab/></text:span><text:span text:style-name="T98">Followers </text:span><text:span text:style-name="T111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66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66">(run randomly then stop then resume… Until they detect the Alien and then follow him to throw projectile at him).</text:span></text:p>
      <text:p text:style-name="P47"><text:span text:style-name="T16"><text:tab/></text:span><text:span text:style-name="T136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66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106">Somewhat r</text:span><text:span text:style-name="T110">andom</text:span><text:span text:style-name="T101">:</text:span></text:p>
      <text:p text:style-name="P47"><text:span text:style-name="T136"><text:tab/><text:tab/></text:span><text:span text:style-name="T22">Vomiting </text:span><text:span text:style-name="T23">K</text:span><text:span text:style-name="T22">ids </text:span><text:span text:style-name="T166">(walk randomly then stop to vomit then resume).</text:span></text:p>
      <text:p text:style-name="P47"><text:span text:style-name="T22"><text:tab/><text:tab/></text:span><text:span text:style-name="T52">Crying Kids</text:span><text:span text:style-name="T167"> </text:span><text:span text:style-name="T166">(run randomly then stop to cry </text:span><text:span text:style-name="T168">for 3 to 5 seconds </text:span><text:span text:style-name="T166">and resume… Until the Alien is detected and then try to reach him for a good kicking session </text:span><text:span text:style-name="T168">then resume…</text:span><text:span text:style-name="T166">)</text:span></text:p>
      <text:p text:style-name="P49"><text:span text:style-name="T22"><text:tab/></text:span><text:span text:style-name="T151"><text:tab/></text:span><text:span text:style-name="T17">T</text:span><text:span text:style-name="T26">eacher</text:span><text:span text:style-name="T134"> </text:span><text:span text:style-name="T166">(Stays where she is then runs somewhere else then resume… Until she detects a fight between kids and the Alien </text:span><text:span text:style-name="T169">and tries to take place between kids and the Alien – </text:span><text:span text:style-name="T288">(see </text:span><text:span text:style-name="T289">*1</text:span><text:span text:style-name="T290"> </text:span><text:span text:style-name="T288">above)</text:span><text:span text:style-name="T166">)</text:span></text:p>
      <text:p text:style-name="P57"/>
      <text:p text:style-name="P46"><text:tab/><text:span text:style-name="T261">The </text:span><text:span text:style-name="T66">game starts</text:span><text:span text:style-name="T261"> with </text:span><text:span text:style-name="T66">1 </text:span><text:span text:style-name="T67">T</text:span><text:span text:style-name="T66">eacher</text:span><text:span text:style-name="T162"> </text:span><text:span text:style-name="T163">(only 1 per game)</text:span><text:span text:style-name="T261">, </text:span><text:span text:style-name="T66">1 </text:span><text:span text:style-name="T67">C</text:span><text:span text:style-name="T66">rying </text:span><text:span text:style-name="T67">K</text:span><text:span text:style-name="T66">id</text:span><text:span text:style-name="T261">, </text:span><text:span text:style-name="T66">1 </text:span><text:span text:style-name="T67">V</text:span><text:span text:style-name="T66">omiting </text:span><text:span text:style-name="T67">K</text:span><text:span text:style-name="T66">id</text:span><text:span text:style-name="T261">, </text:span><text:span text:style-name="T67">1</text:span><text:span text:style-name="T66"> </text:span><text:span text:style-name="T67">T</text:span><text:span text:style-name="T66">hrowing </text:span><text:span text:style-name="T67">B</text:span><text:span text:style-name="T66">ooger </text:span><text:span text:style-name="T67">K</text:span><text:span text:style-name="T66">id</text:span><text:span text:style-name="T261">, </text:span><text:span text:style-name="T67">3</text:span><text:span text:style-name="T66"> </text:span><text:span text:style-name="T67">K</text:span><text:span text:style-name="T66">ids with </text:span><text:span text:style-name="T67">S</text:span><text:span text:style-name="T66">tick</text:span><text:span text:style-name="T261"> and </text:span><text:span text:style-name="T67">2</text:span><text:span text:style-name="T66"> </text:span><text:span text:style-name="T67">S</text:span><text:span text:style-name="T66">pitting </text:span><text:span text:style-name="T67">K</text:span><text:span text:style-name="T66">id.</text:span></text:p>
      <text:p text:style-name="P46"/>
      <text:p text:style-name="P46"><text:tab/><text:span text:style-name="T66">Every </text:span><text:span text:style-name="T75">2</text:span><text:span text:style-name="T66"> seconds 1 kid </text:span><text:span text:style-name="T75">spawns </text:span><text:span text:style-name="T76">in the field </text:span><text:span text:style-name="T75">(outside of the screen)</text:span><text:span text:style-name="T261">:</text:span></text:p>
      <text:p text:style-name="P46"><text:tab/><text:tab/><text:span text:style-name="T262">Spitting Kid: </text:span><text:span text:style-name="T67">30%</text:span></text:p>
      <text:p text:style-name="P46"><text:tab/><text:tab/><text:span text:style-name="T262">Kid with Stick: </text:span><text:span text:style-name="T67">40%</text:span></text:p>
      <text:p text:style-name="P46"><text:tab/><text:tab/><text:span text:style-name="T261">Throwing Booger Kid: </text:span><text:span text:style-name="T67">10%</text:span></text:p>
      <text:p text:style-name="P46"><text:span text:style-name="T261"><text:tab/><text:tab/>Crying Kid: </text:span><text:span text:style-name="T67">10%</text:span></text:p>
      <text:p text:style-name="P46"><text:span text:style-name="T261"><text:tab/><text:tab/>Vomiting Kid: </text:span><text:span text:style-name="T67">10%</text:span></text:p>
      <text:p text:style-name="P46"/>
      <text:p text:style-name="P63"><text:span text:style-name="T67"><text:tab/></text:span><text:span text:style-name="T45">Kids</text:span><text:span text:style-name="T58"> </text:span><text:span text:style-name="T77">are</text:span><text:span text:style-name="T64"> running </text:span><text:span text:style-name="T77">randomly </text:span><text:span text:style-name="T64">until they detect the Alien (or another kid and they are able to wave at each other)</text:span><text:span text:style-name="T52">.</text:span></text:p>
      <text:p text:style-name="P57"/>
      <text:p text:style-name="P58"><text:span text:style-name="T208"><text:tab/></text:span><text:span text:style-name="T32">Enemies detection colliders will have a somewhat random size</text:span><text:span text:style-name="T230">.</text:span></text:p>
      <text:p text:style-name="P64"/>
      <text:p text:style-name="P61"><text:span text:style-name="T230"><text:tab/></text:span><text:span text:style-name="T45">After a kid</text:span><text:span text:style-name="T63"> </text:span><text:span text:style-name="T64">has dealt</text:span><text:span text:style-name="T63"> damage to </text:span><text:span text:style-name="T55">the</text:span><text:span text:style-name="T45"> Alien, </text:span><text:span text:style-name="T64">t</text:span><text:span text:style-name="T45">h</text:span><text:span text:style-name="T64">at kid</text:span><text:span text:style-name="T45"> tends to go away for </text:span><text:span text:style-name="T64">5</text:span><text:span text:style-name="T48"> seconds</text:span><text:span text:style-name="T229">.</text:span></text:p>
      <text:p text:style-name="P61"/>
      <text:p text:style-name="P61"><text:span text:style-name="T63"><text:tab/>Kids with sticks go away only after hitting the Alien </text:span><text:span text:style-name="T64">3</text:span><text:span text:style-name="T63"> times</text:span><text:span text:style-name="T263">.</text:span></text:p>
      <text:p text:style-name="P61"/>
      <text:p text:style-name="P62"><text:span text:style-name="T249"><text:tab/></text:span><text:span text:style-name="T64">Kids don’t wave while fighting.</text:span></text:p>
      <text:p text:style-name="P58"/>
      <text:p text:style-name="P58"><text:soft-page-break/><text:tab/><text:span text:style-name="T46">Kids are slower than </text:span><text:span text:style-name="T55">the </text:span><text:span text:style-name="T46">Alien</text:span><text:span text:style-name="T232"> and </text:span><text:span text:style-name="T246">the </text:span><text:span text:style-name="T46">teacher </text:span><text:span text:style-name="T55">is</text:span><text:span text:style-name="T46"> faster than </text:span><text:span text:style-name="T55">the </text:span><text:span text:style-name="T46">Alien</text:span><text:span text:style-name="T232">.</text:span></text:p>
      <text:p text:style-name="P58"/>
      <text:p text:style-name="P60"><text:tab/><text:span text:style-name="T250">Just in case it wasn’t obvious, </text:span><text:span text:style-name="T58">spit</text:span><text:span text:style-name="T59">s</text:span><text:span text:style-name="T58">, vomit </text:span><text:span text:style-name="T59">puddles </text:span><text:span text:style-name="T58">and boogers don’t affect kids </text:span><text:span text:style-name="T59">and teacher </text:span><text:span text:style-name="T283">(they avoid those things)</text:span><text:span text:style-name="T58">!</text:span></text:p>
      <text:p text:style-name="P60"/>
      <text:p text:style-name="P60"><text:span text:style-name="T214"><text:tab/></text:span><text:span text:style-name="T59">K</text:span><text:span text:style-name="T58">ids </text:span><text:span text:style-name="T59">and teacher avoid</text:span><text:span text:style-name="T58"> vomit puddles.</text:span></text:p>
      <text:p text:style-name="P68"/>
      <text:p text:style-name="P68"><text:tab/><text:span text:style-name="T191">What follows could very be more or less obsolete by the time the project really starts.</text:span></text:p>
      <text:p text:style-name="P68"/>
      <text:p text:style-name="P81"><text:tab/>Kids with Sticks have 4 colliders:</text:p>
      <text:p text:style-name="P66"><text:span text:style-name="T72"><text:tab/><text:tab/></text:span><text:span text:style-name="T58">1 obstacle collider</text:span><text:span text:style-name="T250"> (for background, vomit, </text:span><text:span text:style-name="T264">other </text:span><text:span text:style-name="T250">kids, teacher and Alien).</text:span></text:p>
      <text:p text:style-name="P66"><text:tab/><text:tab/><text:span text:style-name="T58">1 Alien detection collider</text:span><text:span text:style-name="T250">.</text:span></text:p>
      <text:p text:style-name="P66"><text:tab/><text:tab/><text:span text:style-name="T58">1 waving collider</text:span><text:span text:style-name="T250">.</text:span></text:p>
      <text:p text:style-name="P66"><text:tab/><text:tab/><text:span text:style-name="T72">1 attack collider</text:span><text:span text:style-name="T279">.</text:span></text:p>
      <text:p text:style-name="P66"/>
      <text:p text:style-name="P66"><text:span text:style-name="T279"><text:tab/></text:span><text:span text:style-name="T72">Spitting Kids have 4 colliders:</text:span></text:p>
      <text:p text:style-name="P66"><text:span text:style-name="T72"><text:tab/><text:tab/></text:span><text:span text:style-name="T58">1 obstacle collider</text:span><text:span text:style-name="T250"> (for background, vomit, </text:span><text:span text:style-name="T264">other </text:span><text:span text:style-name="T250">kids, teacher and Alien).</text:span></text:p>
      <text:p text:style-name="P66"><text:tab/><text:tab/><text:span text:style-name="T58">1 Alien detection collider</text:span><text:span text:style-name="T250">.</text:span></text:p>
      <text:p text:style-name="P66"><text:tab/><text:tab/><text:span text:style-name="T58">1 waving collider</text:span><text:span text:style-name="T250">.</text:span></text:p>
      <text:p text:style-name="P66"><text:span text:style-name="T279"><text:tab/><text:tab/></text:span><text:span text:style-name="T72">1 emitter point for their projectiles</text:span><text:span text:style-name="T279">.</text:span></text:p>
      <text:p text:style-name="P66"/>
      <text:p text:style-name="P66"><text:tab/><text:span text:style-name="T72">Throwing Booger Kids have 4 colliders:</text:span></text:p>
      <text:p text:style-name="P66"><text:span text:style-name="T72"><text:tab/><text:tab/></text:span><text:span text:style-name="T58">1 obstacle collider</text:span><text:span text:style-name="T250"> (for background, vomit, </text:span><text:span text:style-name="T264">other </text:span><text:span text:style-name="T250">kids, teacher and Alien).</text:span></text:p>
      <text:p text:style-name="P66"><text:tab/><text:tab/><text:span text:style-name="T58">1 Alien detection collider</text:span><text:span text:style-name="T250">.</text:span></text:p>
      <text:p text:style-name="P66"><text:tab/><text:tab/><text:span text:style-name="T58">1 waving collider</text:span><text:span text:style-name="T250">.</text:span></text:p>
      <text:p text:style-name="P66"><text:span text:style-name="T279"><text:tab/><text:tab/></text:span><text:span text:style-name="T72">1 emitter point for their projectiles</text:span><text:span text:style-name="T279">.</text:span></text:p>
      <text:p text:style-name="P66"/>
      <text:p text:style-name="P67"><text:tab/><text:span text:style-name="T73">Vomiting</text:span><text:span text:style-name="T72"> Kids have </text:span><text:span text:style-name="T74">2</text:span><text:span text:style-name="T72"> colliders:</text:span></text:p>
      <text:p text:style-name="P67"><text:span text:style-name="T72"><text:tab/><text:tab/></text:span><text:span text:style-name="T58">1 obstacle collider</text:span><text:span text:style-name="T250"> (for background, vomit, </text:span><text:span text:style-name="T264">other </text:span><text:span text:style-name="T250">kids, teacher and Alien).</text:span></text:p>
      <text:p text:style-name="P67"><text:tab/><text:tab/><text:span text:style-name="T73">1</text:span><text:span text:style-name="T62"> collider</text:span><text:span text:style-name="T259"> to </text:span><text:span text:style-name="T62">never unleash a vomit puddle that intersects with the background </text:span><text:span text:style-name="T71">colliders</text:span><text:span text:style-name="T279">.</text:span></text:p>
      <text:p text:style-name="P67"/>
      <text:p text:style-name="P67"><text:span text:style-name="T279"><text:tab/></text:span><text:span text:style-name="T73">Crying</text:span><text:span text:style-name="T72"> Kids have </text:span><text:span text:style-name="T73">5 </text:span><text:span text:style-name="T72">colliders:</text:span></text:p>
      <text:p text:style-name="P67"><text:span text:style-name="T72"><text:tab/><text:tab/></text:span><text:span text:style-name="T58">1 obstacle collider</text:span><text:span text:style-name="T250"> (for background, vomit, </text:span><text:span text:style-name="T264">other </text:span><text:span text:style-name="T250">kids, teacher and Alien).</text:span></text:p>
      <text:p text:style-name="P67"><text:tab/><text:tab/><text:span text:style-name="T73">1 c</text:span><text:span text:style-name="T62">ollider to detect if they are close enough to the Alien to start kicking him.</text:span></text:p>
      <text:p text:style-name="P67"><text:tab/><text:tab/><text:span text:style-name="T58">1 waving collider</text:span><text:span text:style-name="T250">.</text:span></text:p>
      <text:p text:style-name="P67"><text:span text:style-name="T279"><text:tab/><text:tab/></text:span><text:span text:style-name="T73">1 attack </text:span><text:span text:style-name="T71">collider</text:span><text:span text:style-name="T279">.</text:span></text:p>
      <text:p text:style-name="P59"><text:soft-page-break/></text:p>
      <text:p text:style-name="P59"><text:tab/><text:span text:style-name="T59">The </text:span><text:span text:style-name="T74">T</text:span><text:span text:style-name="T59">eacher has 2 colliders:</text:span></text:p>
      <text:p text:style-name="P60"><text:tab/><text:tab/><text:span text:style-name="T58">1 obstacle collider</text:span><text:span text:style-name="T250"> (for background, vomit, kids and the Alien).</text:span></text:p>
      <text:p text:style-name="P60"><text:span text:style-name="T250"><text:tab/><text:tab/></text:span><text:span text:style-name="T58">1 </text:span><text:span text:style-name="T60">fight </text:span><text:span text:style-name="T58">detection collider </text:span><text:span text:style-name="T71">(!)</text:span><text:span text:style-name="T250">.</text:span></text:p>
      <text:p text:style-name="P60"/>
      <text:p text:style-name="P60"><text:tab/><text:span text:style-name="T59">The </text:span><text:span text:style-name="T74">A</text:span><text:span text:style-name="T59">lien has 2 colliders:</text:span></text:p>
      <text:p text:style-name="P60"><text:tab/><text:tab/><text:span text:style-name="T59">1 obstacle collider</text:span><text:span text:style-name="T58"> </text:span><text:span text:style-name="T250">(for background, kids </text:span><text:span text:style-name="T251">and</text:span><text:span text:style-name="T250"> the teacher).</text:span></text:p>
      <text:p text:style-name="P60"><text:tab/><text:tab/><text:span text:style-name="T59">1 “get hit” collider</text:span><text:span text:style-name="T251">.</text:span></text:p>
      <text:p text:style-name="P9">Shaders</text:p>
      <text:p text:style-name="P11"/>
      <text:p text:style-name="P12"><text:tab/><text:span text:style-name="T115">The game overlay </text:span><text:span text:style-name="T285">(</text:span><text:span text:style-name="T284">Game_Overlay_1</text:span><text:span text:style-name="T285">(</text:span><text:span text:style-name="T284">or 2 or 3</text:span><text:span text:style-name="T285">)</text:span><text:span text:style-name="T284">.</text:span><text:span text:style-name="T285">tscn</text:span><text:span text:style-name="T284">)</text:span><text:span text:style-name="T115"> is </text:span><text:span text:style-name="T8">randomly</text:span><text:span text:style-name="T115"> selected before the game starts.</text:span></text:p>
      <text:p text:style-name="P12"/>
      <text:p text:style-name="P13"><text:span text:style-name="T115"><text:tab/></text:span><text:span text:style-name="T129">If time comes, </text:span><text:span text:style-name="T286">Shutdown_Overlay.tscn</text:span><text:span text:style-name="T129"> is inserted </text:span><text:span text:style-name="T80">between</text:span><text:span text:style-name="T129"> the </text:span><text:span text:style-name="T80">game</text:span><text:span text:style-name="T129"> and </text:span><text:span text:style-name="T284">Game_Overlay_1</text:span><text:span text:style-name="T285">(</text:span><text:span text:style-name="T284">or 2 or 3</text:span><text:span text:style-name="T285">)</text:span><text:span text:style-name="T284">.</text:span><text:span text:style-name="T285">tscn</text:span><text:span text:style-name="T128"> </text:span><text:span text:style-name="T81">AND </text:span><text:span text:style-name="T82">shader </text:span><text:span text:style-name="T81">values are reset instantly</text:span><text:span text:style-name="T221"> (or in the first 2 frames of the shutdown overlay animation, we’ll test that)</text:span><text:span text:style-name="T130">. </text:span><text:span text:style-name="T131">Of course, that will depend on how the project is handled in Godot.</text:span></text:p>
      <text:p text:style-name="P4">Options</text:p>
      <text:p text:style-name="P41"/>
      <text:p text:style-name="P53"><text:tab/><text:span text:style-name="T223">Adding 1</text:span><text:span text:style-name="T144"> </text:span><text:span text:style-name="T139">more </text:span><text:span text:style-name="T144">difficulty mode </text:span><text:span text:style-name="T137">to the normal one</text:span><text:span text:style-name="T144">: </text:span><text:span text:style-name="T102">Super Hyper Mega </text:span><text:span text:style-name="T103">Hardcore</text:span><text:span text:style-name="T144"> (more enemies moving and attacking quickly, nerfed Alien skills, slower Alien, </text:span><text:span text:style-name="T140">enemies dealing more damages</text:span><text:span text:style-name="T144">).</text:span></text:p>
      <text:p text:style-name="P52"><text:span text:style-name="T144"><text:tab/></text:span><text:span text:style-name="T145">Up to 4 </text:span><text:span text:style-name="T146">Alien</text:span><text:span text:style-name="T138">s</text:span><text:span text:style-name="T145"> simultaneously </text:span><text:span text:style-name="T148">(bigger map)</text:span><text:span text:style-name="T145">.</text:span></text:p>
      <text:p text:style-name="P54"><text:span text:style-name="T94"><text:tab/></text:span><text:span text:style-name="T137">O</text:span><text:span text:style-name="T94">nline mode.</text:span></text:p>
      <text:p text:style-name="P54"><text:span text:style-name="T113"><text:tab/></text:span><text:span text:style-name="T195">Adding new Alien</text:span><text:span text:style-name="T236">s</text:span><text:span text:style-name="T195"> would be great.</text:span></text:p>
      <text:p text:style-name="P88"><text:tab/>Adding new skillls.</text:p>
      <text:p text:style-name="P51"><text:tab/><text:span text:style-name="T195">Adding new </text:span>enemies<text:span text:style-name="T195"> </text:span><text:span text:style-name="T223">(with new behaviors) </text:span><text:span text:style-name="T195">would be great </text:span>too<text:span text:style-name="T195">.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2"><text:span text:style-name="T252">Assets from </text:span><text:a xlink:type="simple" xlink:href="http://animallogic.com/alab/" text:style-name="Internet_20_link" text:visited-style-name="Visited_20_Internet_20_Link">Animallogic</text:a></text:p>
      <text:p text:style-name="P72"><text:span text:style-name="T253">Fonts</text:span><text:span text:style-name="T252"> from </text:span><text:a xlink:type="simple" xlink:href="http://www.iconian.com/" text:style-name="Internet_20_link" text:visited-style-name="Visited_20_Internet_20_Link">Iconian Fonts</text:a></text:p>
      <text:p text:style-name="P83"><text:span text:style-name="T123">Sound</text:span><text:span text:style-name="T124">s</text:span><text:span text:style-name="T123"> from </text:span><text:a xlink:type="simple" xlink:href="http://www.mixkit.co/" text:style-name="Internet_20_link" text:visited-style-name="Visited_20_Internet_20_Link"><text:span text:style-name="T299">Mixkit.co</text:span></text:a><text:span text:style-name="T123">, </text:span><text:a xlink:type="simple" xlink:href="http://freesound.org/" text:style-name="Internet_20_link" text:visited-style-name="Visited_20_Internet_20_Link"><text:span text:style-name="T299">Freesound.org</text:span></text:a><text:span text:style-name="T125">,</text:span><text:span text:style-name="T125"> </text:span><text:a xlink:type="simple" xlink:href="http://www.quicksounds.com/" text:style-name="Internet_20_link" text:visited-style-name="Visited_20_Internet_20_Link"><text:span text:style-name="T257">Quicksounds.com</text:span></text:a></text:p>
      <text:p text:style-name="P82"><text:span text:style-name="T121">Video shaders by </text:span><text:a xlink:type="simple" xlink:href="http://twitter.com/ahopness/" text:style-name="Internet_20_link" text:visited-style-name="Visited_20_Internet_20_Link"><text:span text:style-name="T299">Ahopness</text:span></text:a><text:span text:style-name="T121"> </text:span><text:span text:style-name="T122">(original shaders by: </text:span><text:span text:style-name="T164">Timothy Lottes, Keijiro, Ehj1, FMS_Cat),</text:span><text:span text:style-name="T120"> </text:span><text:a xlink:type="simple" xlink:href="http://godotshaders.com/author/arlez80/" text:style-name="Internet_20_link" text:visited-style-name="Visited_20_Internet_20_Link"><text:span text:style-name="T299">Yui Kinomoto</text:span></text:a><text:span text:style-name="T120">, </text:span><text:a xlink:type="simple" xlink:href="http://godotshaders.com/author/pend00/" text:style-name="Internet_20_link" text:visited-style-name="Visited_20_Internet_20_Link"><text:span text:style-name="T256">Peter Höglund</text:span></text:a></text:p>
      <text:p text:style-name="P85"><text:a xlink:type="simple" xlink:href="http://www.youtube.com/@Gdquest" text:style-name="Internet_20_link" text:visited-style-name="Visited_20_Internet_20_Link"><text:span text:style-name="T292">S</text:span></text:a><text:span text:style-name="T292">tuff from </text:span><text:a xlink:type="simple" xlink:href="http://www.youtube.com/@PlayWithFurcifer" text:style-name="Internet_20_link" text:visited-style-name="Visited_20_Internet_20_Link"><text:span text:style-name="T294">Play</text:span><text:span text:style-name="T296">W</text:span><text:span text:style-name="T294">ithFurcifer</text:span></text:a><text:span text:style-name="T292">, </text:span><text:a xlink:type="simple" xlink:href="http://www.youtube.com/@jontopielski6227" text:style-name="Internet_20_link" text:visited-style-name="Visited_20_Internet_20_Link"><text:span text:style-name="T293">Jon Topielski</text:span></text:a><text:span text:style-name="T293">, </text:span></text:p>
      <text:p text:style-name="P84"/>
      <text:p text:style-name="P65">Did we forget something/<text:span text:style-name="T255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2T15:21:42.755000000</dc:date>
    <meta:editing-duration>PT11H16M47S</meta:editing-duration>
    <meta:editing-cycles>117</meta:editing-cycles>
    <meta:generator>LibreOffice/7.5.0.3$Windows_X86_64 LibreOffice_project/c21113d003cd3efa8c53188764377a8272d9d6de</meta:generator>
    <meta:document-statistic meta:table-count="0" meta:image-count="0" meta:object-count="0" meta:page-count="11" meta:paragraph-count="147" meta:word-count="1809" meta:character-count="10756" meta:non-whitespace-character-count="8936"/>
  </office:meta>
</office:document-meta>
</file>